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F000002AAB77B3720.png" manifest:media-type="image/png"/>
  <manifest:file-entry manifest:full-path="Pictures/100002010000006C0000006C90E2B138.png" manifest:media-type="image/png"/>
  <manifest:file-entry manifest:full-path="Pictures/10001F1300000B2200000B22FADBF47D.svg" manifest:media-type="image/svg+xml"/>
  <manifest:file-entry manifest:full-path="Pictures/100002010000010D0000016AA21201C0.png" manifest:media-type="image/png"/>
  <manifest:file-entry manifest:full-path="Pictures/10000201000001540000011812584913.png" manifest:media-type="image/png"/>
  <manifest:file-entry manifest:full-path="Pictures/10000201000000EF000000F215A65A45.png" manifest:media-type="image/png"/>
  <manifest:file-entry manifest:full-path="Pictures/10000201000001DB0000017E9CB4AB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xml:id="id2" draw:id="id2" draw:layer="layout" svg:width="3.848cm" svg:height="3.094cm" svg:x="9.352cm" svg:y="0.2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1" xml:id="id4" draw:id="id4" draw:layer="layout" svg:width="2.5cm" svg:height="2.53cm" svg:x="16.1cm" svg:y="5.1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xml:id="id6" draw:id="id6" draw:layer="layout" svg:width="2.4cm" svg:height="3.229cm" svg:x="25.3cm" svg:y="4.7cm">
          <draw:image xlink:href="Pictures/100002010000010D0000016AA21201C0.png" xlink:type="simple" xlink:show="embed" xlink:actuate="onLoad">
            <text:p/>
          </draw:image>
        </draw:frame>
        <draw:frame draw:style-name="gr1" draw:text-style-name="P1" xml:id="id3" draw:id="id3" draw:layer="layout" svg:width="2.849cm" svg:height="2.849cm" svg:x="9.951cm" svg:y="8.451cm">
          <draw:image xlink:href="Pictures/10001F1300000B2200000B22FADBF47D.svg" xlink:type="simple" xlink:show="embed" xlink:actuate="onLoad">
            <text:p/>
          </draw:image>
          <draw:image xlink:href="Pictures/100002010000006C0000006C90E2B138.png" xlink:type="simple" xlink:show="embed" xlink:actuate="onLoad"/>
        </draw:frame>
        <draw:frame draw:style-name="gr1" draw:text-style-name="P1" xml:id="id1" draw:id="id1" draw:layer="layout" svg:width="4.3cm" svg:height="3.4cm" svg:x="0.9cm" svg:y="4.3cm">
          <draw:image xlink:href="Pictures/100002010000034F000002AAB77B3720.png" xlink:type="simple" xlink:show="embed" xlink:actuate="onLoad">
            <text:p/>
          </draw:image>
        </draw:frame>
        <draw:frame draw:style-name="gr1" draw:text-style-name="P1" xml:id="id5" draw:id="id5" draw:layer="layout" svg:width="3.037cm" svg:height="2.5cm" svg:x="20.763cm" svg:y="5.1cm">
          <draw:image xlink:href="Pictures/10000201000001540000011812584913.png" xlink:type="simple" xlink:show="embed" xlink:actuate="onLoad">
            <text:p/>
          </draw:image>
        </draw:frame>
        <draw:frame draw:style-name="gr2" draw:layer="layout" svg:width="2.013cm" svg:height="0.962cm" svg:x="1.9cm" svg:y="7.9cm">
          <draw:text-box>
            <text:p>Dane</text:p>
          </draw:text-box>
        </draw:frame>
        <draw:frame draw:style-name="gr3" draw:layer="layout" svg:width="3.249cm" svg:height="0.962cm" svg:x="9.6cm" svg:y="3.5cm">
          <draw:text-box>
            <text:p>Komputer</text:p>
          </draw:text-box>
        </draw:frame>
        <draw:frame draw:style-name="gr2" draw:layer="layout" svg:width="2.542cm" svg:height="0.962cm" svg:x="10.2cm" svg:y="7.5cm">
          <draw:text-box>
            <text:p>Telefon</text:p>
          </draw:text-box>
        </draw:frame>
        <draw:frame draw:style-name="gr2" draw:layer="layout" svg:width="4.164cm" svg:height="0.962cm" svg:x="15.3cm" svg:y="7.9cm">
          <draw:text-box>
            <text:p>Baza danych</text:p>
          </draw:text-box>
        </draw:frame>
        <draw:frame draw:style-name="gr2" draw:layer="layout" svg:width="4.35cm" svg:height="0.962cm" svg:x="20.2cm" svg:y="8cm">
          <draw:text-box>
            <text:p>Strona WWW</text:p>
          </draw:text-box>
        </draw:frame>
        <draw:frame draw:style-name="gr2" draw:layer="layout" svg:width="3.707cm" svg:height="0.962cm" svg:x="24.593cm" svg:y="7.938cm">
          <draw:text-box>
            <text:p>Użytkownik</text:p>
          </draw:text-box>
        </draw:frame>
        <draw:connector draw:style-name="gr4" draw:text-style-name="P1" draw:layer="layout" draw:line-skew="0.324cm" svg:x1="5.2cm" svg:y1="6cm" svg:x2="9.352cm" svg:y2="1.747cm" draw:start-shape="id1" draw:start-glue-point="1" draw:end-shape="id2" svg:d="M5200 6000h2400v-4253h1752" svg:viewBox="0 0 4153 4254">
          <text:p/>
        </draw:connector>
        <draw:connector draw:style-name="gr4" draw:text-style-name="P1" draw:layer="layout" draw:line-skew="0.024cm" svg:x1="5.2cm" svg:y1="6cm" svg:x2="9.951cm" svg:y2="9.875cm" draw:start-shape="id1" draw:start-glue-point="1" draw:end-shape="id3" draw:end-glue-point="3" svg:d="M5200 6000h2400v3875h2351" svg:viewBox="0 0 4752 3876">
          <text:p/>
        </draw:connector>
        <draw:connector draw:style-name="gr4" draw:text-style-name="P1" draw:layer="layout" draw:line-skew="-0.05cm" svg:x1="13.2cm" svg:y1="1.747cm" svg:x2="16.1cm" svg:y2="6.365cm" draw:start-shape="id2" draw:start-glue-point="1" draw:end-shape="id4" draw:end-glue-point="3" svg:d="M13200 1747h1400v4618h1500" svg:viewBox="0 0 2901 4619">
          <text:p/>
        </draw:connector>
        <draw:connector draw:style-name="gr4" draw:text-style-name="P1" draw:layer="layout" draw:line-skew="0.15cm" svg:x1="12.8cm" svg:y1="9.875cm" svg:x2="16.1cm" svg:y2="6.365cm" draw:start-shape="id3" draw:start-glue-point="1" draw:end-shape="id4" draw:end-glue-point="3" svg:d="M12800 9875h1800v-3510h1500" svg:viewBox="0 0 3301 3511">
          <text:p/>
        </draw:connector>
        <draw:connector draw:style-name="gr4" draw:text-style-name="P1" draw:layer="layout" draw:line-skew="0.818cm" svg:x1="18.6cm" svg:y1="6.365cm" svg:x2="20.763cm" svg:y2="6.35cm" draw:start-shape="id4" draw:start-glue-point="1" draw:end-shape="id5" draw:end-glue-point="3" svg:d="M18600 6365h1900v-15h263" svg:viewBox="0 0 2164 16">
          <text:p/>
        </draw:connector>
        <draw:connector draw:style-name="gr4" draw:text-style-name="P1" draw:layer="layout" draw:line-skew="0.55cm" svg:x1="23.8cm" svg:y1="6.35cm" svg:x2="25.3cm" svg:y2="6.314cm" draw:start-shape="id5" draw:start-glue-point="1" draw:end-shape="id6" svg:d="M23800 6350h1300v-36h200" svg:viewBox="0 0 1501 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5T22:35:15.817776622</meta:creation-date>
    <dc:date>2015-08-16T00:12:42.604638533</dc:date>
    <meta:editing-duration>PT1H22M16S</meta:editing-duration>
    <meta:editing-cycles>2</meta:editing-cycles>
    <meta:generator>LibreOffice/4.2.6.3$Linux_X86_64 LibreOffice_project/420m0$Build-3</meta:generator>
    <meta:document-statistic meta:object-count="18"/>
  </office:meta>
</office:document-meta>
</file>